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499cm" fo:margin-left="0cm" fo:margin-top="0cm" fo:margin-bottom="0cm" table:align="left" style:writing-mode="lr-tb"/>
    </style:style>
    <style:style style:name="Table1.A" style:family="table-column">
      <style:table-column-properties style:column-width="3.888cm"/>
    </style:style>
    <style:style style:name="Table1.B" style:family="table-column">
      <style:table-column-properties style:column-width="11.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e2" style:family="table">
      <style:table-properties style:width="15.746cm" fo:margin-left="0cm" fo:margin-top="0cm" fo:margin-bottom="0cm" table:align="left" style:writing-mode="lr-tb"/>
    </style:style>
    <style:style style:name="Table2.A" style:family="table-column">
      <style:table-column-properties style:column-width="3.932cm"/>
    </style:style>
    <style:style style:name="Table2.B" style:family="table-column">
      <style:table-column-properties style:column-width="4.888cm"/>
    </style:style>
    <style:style style:name="Table2.C" style:family="table-column">
      <style:table-column-properties style:column-width="6.92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none"/>
    </style:style>
    <style:style style:name="Table3" style:family="table">
      <style:table-properties style:width="15.499cm" fo:margin-left="0cm" fo:margin-top="0cm" fo:margin-bottom="0cm" table:align="left" style:writing-mode="lr-tb"/>
    </style:style>
    <style:style style:name="Table3.A" style:family="table-column">
      <style:table-column-properties style:column-width="3.886cm"/>
    </style:style>
    <style:style style:name="Table3.B" style:family="table-column">
      <style:table-column-properties style:column-width="11.61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23cm" fo:padding-right="0.123cm" fo:padding-top="0cm" fo:padding-bottom="0cm" fo:border="none"/>
    </style:style>
    <style:style style:name="Table4" style:family="table">
      <style:table-properties style:width="15.944cm" fo:margin-left="0cm" fo:margin-top="0cm" fo:margin-bottom="0cm" table:align="left" style:writing-mode="lr-tb"/>
    </style:style>
    <style:style style:name="Table4.A" style:family="table-column">
      <style:table-column-properties style:column-width="6.856cm"/>
    </style:style>
    <style:style style:name="Table4.B" style:family="table-column">
      <style:table-column-properties style:column-width="9.08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004cm" fo:margin-left="-0.06cm" fo:margin-top="0cm" fo:margin-bottom="0cm" table:align="left" style:writing-mode="lr-tb"/>
    </style:style>
    <style:style style:name="Table5.A" style:family="table-column">
      <style:table-column-properties style:column-width="6.918cm"/>
    </style:style>
    <style:style style:name="Table5.B" style:family="table-column">
      <style:table-column-properties style:column-width="9.08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5.879cm" fo:margin-left="0cm" fo:margin-top="0cm" fo:margin-bottom="0cm" table:align="left" style:writing-mode="lr-tb"/>
    </style:style>
    <style:style style:name="Table6.A" style:family="table-column">
      <style:table-column-properties style:column-width="5.292cm"/>
    </style:style>
    <style:style style:name="Table6.B" style:family="table-column">
      <style:table-column-properties style:column-width="5.293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BrødtekstAvg">
      <style:paragraph-properties fo:text-align="center" style:justify-single-word="false"/>
    </style:style>
    <style:style style:name="P2" style:family="paragraph" style:parent-style-name="BrødtekstAvg">
      <style:paragraph-properties fo:text-align="end" style:justify-single-word="false"/>
    </style:style>
    <style:style style:name="P3" style:family="paragraph" style:parent-style-name="BrødtekstRettsbok">
      <style:text-properties fo:font-size="2pt" style:font-size-asian="2pt" style:font-size-complex="2pt"/>
    </style:style>
    <style:style style:name="P4" style:family="paragraph" style:parent-style-name="BrødtekstRettsbok">
      <style:paragraph-properties fo:line-height="120%"/>
      <style:text-properties fo:language="se" fo:country="NO" fo:font-weight="bold" style:font-weight-asian="bold" style:font-weight-complex="bold"/>
    </style:style>
    <style:style style:name="P5" style:family="paragraph" style:parent-style-name="BrødtekstRettsbok">
      <style:paragraph-properties fo:line-height="120%"/>
      <style:text-properties fo:language="se" fo:country="NO"/>
    </style:style>
    <style:style style:name="P6" style:family="paragraph" style:parent-style-name="BrødtekstRettsbok">
      <style:paragraph-properties fo:line-height="120%"/>
    </style:style>
    <style:style style:name="P7" style:family="paragraph" style:parent-style-name="BrødtekstRettsbok">
      <style:paragraph-properties fo:line-height="120%">
        <style:tab-stops>
          <style:tab-stop style:position="2.54cm"/>
        </style:tab-stops>
      </style:paragraph-properties>
    </style:style>
    <style:style style:name="P8" style:family="paragraph" style:parent-style-name="BrødtekstRettsbok">
      <style:paragraph-properties fo:line-height="120%"/>
      <style:text-properties fo:font-weight="bold" style:font-weight-asian="bold" style:font-weight-complex="bold"/>
    </style:style>
    <style:style style:name="P9" style:family="paragraph" style:parent-style-name="BrødtekstRettsbok">
      <style:paragraph-properties fo:line-height="120%"/>
      <style:text-properties style:text-underline-style="solid" style:text-underline-width="auto" style:text-underline-color="font-color"/>
    </style:style>
    <style:style style:name="P10" style:family="paragraph" style:parent-style-name="BrødtekstRettsbok">
      <style:paragraph-properties fo:line-height="120%" fo:break-before="page"/>
    </style:style>
    <style:style style:name="P11" style:family="paragraph" style:parent-style-name="BrødtekstRettsbok" style:list-style-name="WWNum2">
      <style:paragraph-properties fo:margin-left="0.635cm" fo:margin-right="0cm" fo:line-height="120%" fo:text-indent="-0.635cm" style:auto-text-indent="false"/>
    </style:style>
    <style:style style:name="P12" style:family="paragraph" style:parent-style-name="BrødtekstRettsbok" style:list-style-name="WWNum3">
      <style:paragraph-properties fo:margin-left="0.635cm" fo:margin-right="0cm" fo:line-height="120%" fo:text-indent="-0.635cm" style:auto-text-indent="false"/>
    </style:style>
    <style:style style:name="P13" style:family="paragraph" style:parent-style-name="FørsteSideLinj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14" style:family="paragraph" style:parent-style-name="HilsenDommer">
      <style:paragraph-properties fo:line-height="120%"/>
    </style:style>
    <style:style style:name="P15" style:family="paragraph" style:parent-style-name="Standard">
      <style:paragraph-properties fo:line-height="120%"/>
    </style:style>
    <style:style style:name="P16" style:family="paragraph" style:parent-style-name="Standard">
      <style:paragraph-properties fo:line-height="120%"/>
      <style:text-properties style:font-name-asian="Times New Roman1"/>
    </style:style>
    <style:style style:name="P17" style:family="paragraph" style:parent-style-name="SvartFelt">
      <style:paragraph-properties fo:margin-top="0cm" fo:margin-bottom="0cm" loext:contextual-spacing="false" fo:keep-together="auto" fo:padding="0cm" fo:border="none"/>
      <style:text-properties fo:font-variant="normal" fo:text-transform="none" fo:background-color="transparent"/>
    </style:style>
    <style:style style:name="P18" style:family="paragraph" style:parent-style-name="SvartFelt">
      <style:paragraph-properties fo:margin-top="0cm" fo:margin-bottom="0cm" loext:contextual-spacing="false" fo:keep-together="auto" fo:padding="0cm" fo:border="none"/>
    </style:style>
    <style:style style:name="P19" style:family="paragraph" style:parent-style-name="SvartFelt" style:master-page-name="First_20_Page">
      <style:paragraph-properties fo:margin-top="1.482cm" fo:margin-bottom="0cm" loext:contextual-spacing="false" style:page-number="auto" fo:padding="0cm" fo:border-left="none" fo:border-right="none" fo:border-top="none" fo:border-bottom="0.99pt solid #000000"/>
    </style:style>
    <style:style style:name="P20" style:family="paragraph" style:parent-style-name="Tabelltekst">
      <style:text-properties fo:font-weight="bold" style:font-weight-asian="bold" style:font-weight-complex="bold"/>
    </style:style>
    <style:style style:name="P21" style:family="paragraph" style:parent-style-name="Tabelltekst">
      <style:paragraph-properties fo:line-height="115%"/>
    </style:style>
    <style:style style:name="P22" style:family="paragraph" style:parent-style-name="ToppEmbete">
      <style:paragraph-properties fo:margin-top="0cm" fo:margin-bottom="0.212cm" loext:contextual-spacing="false"/>
    </style:style>
    <style:style style:name="P23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weight-complex="bold"/>
    </style:style>
    <style:style style:name="T4" style:family="text">
      <style:text-properties fo:font-variant="normal" fo:text-transform="none" fo:background-color="transparent" loext:char-shading-value="0"/>
    </style:style>
    <style:style style:name="T5" style:family="text">
      <style:text-properties fo:language="se" fo:country="NO"/>
    </style:style>
    <style:style style:name="T6" style:family="text">
      <style:text-properties fo:language="se" fo:country="NO" fo:font-weight="bold" style:font-weight-asian="bold" style:font-weight-complex="bold"/>
    </style:style>
    <style:style style:name="T7" style:family="text">
      <style:text-properties fo:language="se" fo:country="NO" style:font-weight-complex="bold"/>
    </style:style>
    <style:style style:name="T8" style:family="text">
      <style:text-properties fo:language="se" fo:country="NO" style:text-underline-style="solid" style:text-underline-width="auto" style:text-underline-color="font-color"/>
    </style:style>
    <style:style style:name="T9" style:family="text">
      <style:text-properties fo:language="se" fo:country="NO" fo:font-style="italic" style:font-style-asian="italic"/>
    </style:style>
    <style:style style:name="T10" style:family="text">
      <style:text-properties style:font-weight-complex="bold"/>
    </style:style>
    <style:style style:name="T11" style:family="text">
      <style:text-properties style:font-name-asian="Times New Roman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vertical-align="top" draw:auto-grow-height="false" fo:min-height="0.004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custom-shape text:anchor-type="paragraph" draw:z-index="0" draw:name="Rectangle 2" draw:style-name="gr1" draw:text-style-name="P23" svg:width="0.253cm" svg:height="0.253cm" svg:x="-0.25cm" svg:y="1.8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GoBack"/><text:span text:style-name="T1"><text:tab/></text:span>RETTSBOK<text:span text:style-name="T1"><text:tab/><text:tab/></text:span></text:p>
      <text:p text:style-name="FørsteSideLinje"/>
      <text:p text:style-name="FørsteSideLinje">Den <text:user-defined style:data-style-name="N0" text:name="RettsmoeteDatoTid:time">29. januar 2015 kl. 0900</text:user-defined><text:s/>ble <text:user-defined style:data-style-name="N0" text:name="RettsmoeteType:lower">hovedforhandling</text:user-defined><text:s/>holdt i <text:user-defined style:data-style-name="N0" text:name="Embete">Sis-Finnmárkku diggegoddi - Indre Finnmark tingrett</text:user-defined>, <text:user-defined style:data-style-name="N0" text:name="RettsbokSted">Tana</text:user-defined></text:p>
      <text:p text:style-name="FørsteSideLinj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elltekst"><text:span text:style-name="T2">Saksnr.:</text:span></text:p>
          </table:table-cell>
          <table:table-cell table:style-name="Table1.A1" office:value-type="string">
            <text:p text:style-name="Tabelltekst"><text:user-defined style:data-style-name="N0" text:name="SaksnummerListeFellesBehandling">14-106945TVI-INFI14-121724TVI-INFI</text:user-defined></text:p>
            <text:p text:style-name="Tabelltekst"/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<text:span text:style-name="T4">Dommer:</text:span></text:p>
            <text:p text:style-name="P20"/>
          </table:table-cell>
          <table:table-cell table:style-name="Table2.A1" office:value-type="string">
            <text:p text:style-name="Tabelltekst"><text:user-defined style:data-style-name="N0" text:name="HovedforhDommerTabell.tittel">Sorenskriver</text:user-defined></text:p>
            <text:p text:style-name="Tabelltekst"/>
          </table:table-cell>
          <table:table-cell table:style-name="Table2.A1" office:value-type="string">
            <text:p text:style-name="Tabelltekst"><text:user-defined style:data-style-name="N0" text:name="HovedforhDommerTabell.navn">Finn-Arne Schanche Selfors</text:user-defined></text:p>
          </table:table-cell>
        </table:table-row>
      </table:table>
      <text:p text:style-name="Tabellteks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elltekst"><text:span text:style-name="T2">Saken gjelder:</text:span></text:p>
          </table:table-cell>
          <table:table-cell table:style-name="Table3.A1" office:value-type="string">
            <text:p text:style-name="Tabelltekst"><text:user-defined style:data-style-name="N0" text:name="Saksomraade">Reinmerke</text:user-defined></text:p>
          </table:table-cell>
        </table:table-row>
      </table:table>
      <text:p text:style-name="FørsteSideLinje"/>
      <text:p text:style-name="Standard"/>
      <text:p text:style-name="FørsteSideLinje"/>
      <text:p text:style-name="P13"/>
      <text:p text:style-name="FørsteSideLinje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elltekst">Mikkel Nils Mikkelsen Sara</text:p>
          </table:table-cell>
          <table:table-cell table:style-name="Table4.A1" office:value-type="string">
            <text:p text:style-name="Tabelltekst">Advokat Per Arve Amundsen<text:line-break/>v/advokatfullmektig Nils Mikkelsen Utsi</text:p>
          </table:table-cell>
        </table:table-row>
        <table:table-row table:style-name="Table4.1">
          <table:table-cell table:style-name="Table4.A1" office:value-type="string">
            <text:p text:style-name="Tabelltekst">Karen Maret Mikkelsdatter Sara</text:p>
          </table:table-cell>
          <table:table-cell table:style-name="Table4.A1" office:value-type="string">
            <text:p text:style-name="Tabelltekst">Advokat Per Arve Amundsen<text:line-break/>v/advokatfullmektig Nils Mikkelsen Utsi</text:p>
          </table:table-cell>
        </table:table-row>
        <table:table-row table:style-name="Table4.1">
          <table:table-cell table:style-name="Table4.A1" office:value-type="string">
            <text:p text:style-name="Tabelltekst"/>
          </table:table-cell>
          <table:table-cell table:style-name="Table4.A1" office:value-type="string">
            <text:p text:style-name="Tabelltekst"/>
          </table:table-cell>
        </table:table-row>
        <table:table-row table:style-name="Table4.1">
          <table:table-cell table:style-name="Table4.A1" office:value-type="string">
            <text:p text:style-name="Tabelltekst">Isak Nils Aslaksen Skum</text:p>
          </table:table-cell>
          <table:table-cell table:style-name="Table4.A1" office:value-type="string">
            <text:p text:style-name="Tabelltekst">Advokat Per Arve Amundsen<text:line-break/>v/advokatfullmektig Nils Mikkelsen Utsi</text:p>
          </table:table-cell>
        </table:table-row>
        <table:table-row table:style-name="Table4.1">
          <table:table-cell table:style-name="Table4.A1" office:value-type="string">
            <text:p text:style-name="Tabelltekst">Aslak Isak Aslaksen Skum</text:p>
          </table:table-cell>
          <table:table-cell table:style-name="Table4.A1" office:value-type="string">
            <text:p text:style-name="Tabelltekst">Advokat Per Arve Amundsen<text:line-break/>v/advokatfullmektig Nils Mikkelsen Utsi</text:p>
          </table:table-cell>
        </table:table-row>
      </table:table>
      <text:p text:style-name="FørstesideMot">mot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Staten, <text:line-break/><text:user-defined style:data-style-name="N0" text:name="MotpartTabellSak2Kol.Part">Landbruks og Matdepartementet</text:user-defined></text:p>
          </table:table-cell>
          <table:table-cell table:style-name="Table5.A1" office:value-type="string">
            <text:p text:style-name="P21">Regjeringsadvokaten</text:p>
            <text:p text:style-name="P21">v/ Advokatfullmektig Mari Sund Morken</text:p>
          </table:table-cell>
        </table:table-row>
      </table:table>
      <text:p text:style-name="FørsteSideLinje"/>
      <text:p text:style-name="FørsteSideLinje"/>
      <text:p text:style-name="P3"/>
      <text:p text:style-name="P10"><text:span text:style-name="T2">Til stede: </text:span></text:p>
      <text:p text:style-name="P4"/>
      <text:p text:style-name="P6"><text:span text:style-name="T7">P</text:span><text:span text:style-name="T10">artene med sine prosessfullmektiger, advokatfullmektig Nils Mikkelsen Utsi og advokatfullmektig Mari Sund Morken</text:span><text:span text:style-name="T7">, med representant for parten, juridisk rådgiver i Landbruksdirektoratet, Anne Merete Solbakken. <text:s/></text:span><field:fieldmark-start text:name="Bookmark" field:type="vnd.oasis.opendocument.field.UNHANDLED"><field:param field:name="vnd.oasis.opendocument.field.code" field:value=""/></field:fieldmark-start><field:fieldmark-end/></text:p>
      <text:p text:style-name="P6"/>
      <text:p text:style-name="P15"><text:span text:style-name="T3">Språk.</text:span><text:span text:style-name="T11"> Saken ble gjennomført med samisk som forhandlingsspråk, jf. sameloven § 3-4 nr.4. Den enkelte aktør kan likevel tale norsk, jf. sameloven § 3-4 nr.3. Med mindre annet ikke fremgår av rettsboken ble det talt samisk.</text:span></text:p>
      <text:p text:style-name="P16"/>
      <text:p text:style-name="P15"><text:span text:style-name="T3">Tolk</text:span><text:span text:style-name="T11">. Brita E. Kåven og Nancy P. Anti oppnevnt som tolk, tidligere gitt forsikring, kjent habil. Tolkingen skjedde fra samisk til norsk og vise versa.</text:span></text:p>
      <text:p text:style-name="P6"/>
      <text:p text:style-name="P6"><text:span text:style-name="T2">Innledning</text:span></text:p>
      <text:p text:style-name="P8"/>
      <text:p text:style-name="P6">Ingen hadde innvendinger mot dommerens eller tolkenes habilitet.</text:p>
      <text:p text:style-name="P5"/>
      <text:p text:style-name="P6"><text:span text:style-name="T8">Utsettelse av sak 14-121724 TVI-INFI</text:span></text:p>
      <text:p text:style-name="P5"/>
      <text:p text:style-name="P6"><text:span text:style-name="T5">Saksøkers prosessfullmektig oppl</text:span>y<text:span text:style-name="T5">ste at saksøker var innlagt </text:span>på<text:span text:style-name="T5"> sykehus, og at han derfor hadde gyldig forfall. Saken ble begjært utsatt. Saksøkte hadde ingen merknader.</text:span></text:p>
      <text:p text:style-name="P5"/>
      <text:p text:style-name="P6"><text:span text:style-name="T9">Retten utsatte behandlingen av denne saken.</text:span></text:p>
      <text:p text:style-name="P5"/>
      <text:p text:style-name="P6">Dommeren gjennomgikk partenes påstander og påstandsgrunnlag og de bevisene som er varslet i saken.</text:p>
      <text:p text:style-name="P6"/>
      <text:p text:style-name="P6"><text:span text:style-name="T2">Saksframstilling</text:span></text:p>
      <text:p text:style-name="P6"/>
      <text:p text:style-name="P6">Saksøkers prosessfullmektig fikk ordet til framstilling av saken, og gjennomgikk dokumentbevis og andre bevis som ikke skal gis gjennom forklaringer eller befaring. </text:p>
      <text:p text:style-name="P6"/>
      <text:p text:style-name="P6"><text:span text:style-name="T12">Saksøkers påstand:</text:span></text:p>
      <text:p text:style-name="P9"/>
      <text:list xml:id="list3862460223" text:style-name="WWNum2">
        <text:list-item>
          <text:p text:style-name="P11"><text:soft-page-break/>Oarje Finnm<text:span text:style-name="T5">árkku mearkalávdegotti mearrádusat áššis 41/12 lea fámoheapmi.</text:span></text:p>
        </text:list-item>
        <text:list-item>
          <text:p text:style-name="P11"><text:span text:style-name="T5">Stáhta Eanandoallo – ja biepmodepartemeantta bokte dupmejuvvo máksit Mikkel Nils <text:s/>Sara ja Káre Máret Sara áššeolggosgoluid.</text:span></text:p>
        </text:list-item>
      </text:list>
      <text:p text:style-name="P5"/>
      <text:p text:style-name="P6">Saksøktes prosessfullmektig fikk ordet til korrigering og supplering av motpartens framstilling, som ble holdt på norsk. </text:p>
      <text:p text:style-name="P6"/>
      <text:p text:style-name="P9"/>
      <text:p text:style-name="P6"><text:span text:style-name="T12">Saksøktes påstand:</text:span></text:p>
      <text:p text:style-name="P6"/>
      <text:list xml:id="list3964525641" text:style-name="WWNum3">
        <text:list-item>
          <text:p text:style-name="P12">Staten v/ Landbruks- og matdepartementet frifinnes.</text:p>
        </text:list-item>
        <text:list-item>
          <text:p text:style-name="P12">Staten v/ Landbruks- og matdepartementet tilkjennes sakens kostnader.</text:p>
        </text:list-item>
      </text:list>
      <text:p text:style-name="P6"/>
      <text:p text:style-name="P6"><text:span text:style-name="T2">Partsforklaringer</text:span></text:p>
      <text:p text:style-name="P6"/>
      <text:p text:style-name="P6"><text:span text:style-name="T12">Saksøkeren</text:span></text:p>
      <text:p text:style-name="P7">Navn:<text:tab/>Mikkel Nils Mikkelsen Sara</text:p>
      <text:p text:style-name="P7">Fødselsdato:<text:tab/>20.03.1953<field:fieldmark-start text:name="Bookmark1" field:type="vnd.oasis.opendocument.field.UNHANDLED"><field:param field:name="vnd.oasis.opendocument.field.code" field:value=""/></field:fieldmark-start><field:fieldmark-end/></text:p>
      <text:p text:style-name="P7">Adresse:<text:tab/>Riebanluodda 11, 9520 Kautokeino <field:fieldmark-start text:name="Bookmark2" field:type="vnd.oasis.opendocument.field.UNHANDLED"><field:param field:name="vnd.oasis.opendocument.field.code" field:value=""/></field:fieldmark-start><field:fieldmark-end/></text:p>
      <text:p text:style-name="P7">Stilling:<text:tab/>reineier og høgskolelektor <field:fieldmark-start text:name="Bookmark3" field:type="vnd.oasis.opendocument.field.UNHANDLED"><field:param field:name="vnd.oasis.opendocument.field.code" field:value=""/></field:fieldmark-start><field:fieldmark-end/></text:p>
      <text:p text:style-name="P6">ble formant, avga forsikring og forklaring.</text:p>
      <text:p text:style-name="P6"/>
      <text:p text:style-name="P6"><text:span text:style-name="T2">Vitneforklaringer</text:span></text:p>
      <text:p text:style-name="P6"/>
      <text:p text:style-name="P6"><text:span text:style-name="T12">Vitne nr. 1 </text:span></text:p>
      <text:p text:style-name="P7">Navn:<text:tab/>Karen Marie Nilsdatter Eira Buljo </text:p>
      <text:p text:style-name="P7">Fødselsdato: <text:tab/>23.03.1956 <field:fieldmark-start text:name="Bookmark4" field:type="vnd.oasis.opendocument.field.UNHANDLED"><field:param field:name="vnd.oasis.opendocument.field.code" field:value=""/></field:fieldmark-start><field:fieldmark-end/></text:p>
      <text:p text:style-name="P7">Adresse: <text:tab/>Gartnetmaras 12, 9520 Kautokeino <field:fieldmark-start text:name="Bookmark5" field:type="vnd.oasis.opendocument.field.UNHANDLED"><field:param field:name="vnd.oasis.opendocument.field.code" field:value=""/></field:fieldmark-start><field:fieldmark-end/></text:p>
      <text:p text:style-name="P7"><text:soft-page-break/>Stilling: <text:tab/>reineier<field:fieldmark-start text:name="Bookmark6" field:type="vnd.oasis.opendocument.field.UNHANDLED"><field:param field:name="vnd.oasis.opendocument.field.code" field:value=""/></field:fieldmark-start><field:fieldmark-end/></text:p>
      <text:p text:style-name="P7">Tilknytning til partene: ingen<field:fieldmark-start text:name="Bookmark7" field:type="vnd.oasis.opendocument.field.UNHANDLED"><field:param field:name="vnd.oasis.opendocument.field.code" field:value=""/></field:fieldmark-start><field:fieldmark-end/></text:p>
      <text:p text:style-name="P6">ble gjort kjent med vitneansvaret, formant, avga forsikring og forklaring.</text:p>
      <text:p text:style-name="P6"/>
      <text:p text:style-name="P6">Forhandlingene ble avsluttet kl. 14.45, og fortsatte neste dag kl. 09.00 med de samme tilstedeværende.</text:p>
      <text:p text:style-name="P9"/>
      <text:p text:style-name="P6"><text:span text:style-name="T12">Vitne nr. </text:span><field:fieldmark-start text:name="Bookmark8" field:type="vnd.oasis.opendocument.field.UNHANDLED"><field:param field:name="vnd.oasis.opendocument.field.code" field:value=""/></field:fieldmark-start><field:fieldmark-end/><text:span text:style-name="T12">2</text:span></text:p>
      <text:p text:style-name="P7">Navn:<text:tab/>Leif Anders Somby<field:fieldmark-start text:name="Bookmark9" field:type="vnd.oasis.opendocument.field.UNHANDLED"><field:param field:name="vnd.oasis.opendocument.field.code" field:value=""/></field:fieldmark-start><field:fieldmark-end/></text:p>
      <text:p text:style-name="P7">Fødselsdato:<text:tab/>15.12.1977 <field:fieldmark-start text:name="Bookmark10" field:type="vnd.oasis.opendocument.field.UNHANDLED"><field:param field:name="vnd.oasis.opendocument.field.code" field:value=""/></field:fieldmark-start><field:fieldmark-end/></text:p>
      <text:p text:style-name="P7">Adresse: <text:tab/>Oalgevárluodda 1, 9730 Karasjok<field:fieldmark-start text:name="Bookmark11" field:type="vnd.oasis.opendocument.field.UNHANDLED"><field:param field:name="vnd.oasis.opendocument.field.code" field:value=""/></field:fieldmark-start><field:fieldmark-end/></text:p>
      <text:p text:style-name="P7">Stilling: <text:tab/>reineier, leder av klageutvalget.<field:fieldmark-start text:name="Bookmark12" field:type="vnd.oasis.opendocument.field.UNHANDLED"><field:param field:name="vnd.oasis.opendocument.field.code" field:value=""/></field:fieldmark-start><field:fieldmark-end/></text:p>
      <text:p text:style-name="P6">Tilknytning til partene: Ingen <field:fieldmark-start text:name="Bookmark13" field:type="vnd.oasis.opendocument.field.UNHANDLED"><field:param field:name="vnd.oasis.opendocument.field.code" field:value=""/></field:fieldmark-start><field:fieldmark-end/></text:p>
      <text:p text:style-name="P6">ble gjort kjent med vitneansvaret, formant, avga forsikring og forklaring.</text:p>
      <text:p text:style-name="P6"/>
      <text:p text:style-name="P6"><text:span text:style-name="T12">Vitne nr. </text:span><field:fieldmark-start text:name="Bookmark14" field:type="vnd.oasis.opendocument.field.UNHANDLED"><field:param field:name="vnd.oasis.opendocument.field.code" field:value=""/></field:fieldmark-start><field:fieldmark-end/>3</text:p>
      <text:p text:style-name="P7">Navn:<text:tab/>Mikkel Persen Bongo<field:fieldmark-start text:name="Bookmark15" field:type="vnd.oasis.opendocument.field.UNHANDLED"><field:param field:name="vnd.oasis.opendocument.field.code" field:value=""/></field:fieldmark-start><field:fieldmark-end/></text:p>
      <text:p text:style-name="P7">Fødselsdato:<text:tab/>26.04.1949 <field:fieldmark-start text:name="Bookmark16" field:type="vnd.oasis.opendocument.field.UNHANDLED"><field:param field:name="vnd.oasis.opendocument.field.code" field:value=""/></field:fieldmark-start><field:fieldmark-end/></text:p>
      <text:p text:style-name="P7">Adresse: <text:tab/>Stornes, 9520 Kautokeino<field:fieldmark-start text:name="Bookmark17" field:type="vnd.oasis.opendocument.field.UNHANDLED"><field:param field:name="vnd.oasis.opendocument.field.code" field:value=""/></field:fieldmark-start><field:fieldmark-end/></text:p>
      <text:p text:style-name="P7">Stilling: <text:tab/>reineier, medlem av klageutvalget.<field:fieldmark-start text:name="Bookmark18" field:type="vnd.oasis.opendocument.field.UNHANDLED"><field:param field:name="vnd.oasis.opendocument.field.code" field:value=""/></field:fieldmark-start><field:fieldmark-end/></text:p>
      <text:p text:style-name="P6">Tilknytning til partene: ingen.<field:fieldmark-start text:name="Bookmark19" field:type="vnd.oasis.opendocument.field.UNHANDLED"><field:param field:name="vnd.oasis.opendocument.field.code" field:value=""/></field:fieldmark-start><field:fieldmark-end/></text:p>
      <text:p text:style-name="P6">ble gjort kjent med vitneansvaret, formant, avga forsikring og forklaring.</text:p>
      <text:p text:style-name="P6"><text:span text:style-name="T2">Avsluttende innlegg</text:span></text:p>
      <text:p text:style-name="P6"/>
      <text:p text:style-name="P6">Saksøkerens prosessfullmektig fikk ordet til sluttinnlegg og fastholdt påstanden.</text:p>
      <text:p text:style-name="P6">Saksøktes prosessfullmektig fikk ordet til sluttinnlegg og fastholdt påstanden.</text:p>
      <text:p text:style-name="P6">Prosessfullmektigene fikk deretter ordet en gang hver.</text:p>
      <text:p text:style-name="P6"><text:soft-page-break/></text:p>
      <text:p text:style-name="P6"><text:span text:style-name="T2">Avslutning</text:span></text:p>
      <text:p text:style-name="P6"/>
      <text:p text:style-name="P6">Prosessfullmektigene la fram kostnadsoppgaver og fikk anledning til å kommentere motpartens oppgave. Retten satte frist til onsdag 4. februar 2015 for<field:fieldmark-start text:name="Bookmark20" field:type="vnd.oasis.opendocument.field.UNHANDLED"><field:param field:name="vnd.oasis.opendocument.field.code" field:value=""/></field:fieldmark-start><field:fieldmark-end/> å supplere kostnadsoppgaven.</text:p>
      <text:p text:style-name="P6"/>
      <text:p text:style-name="P6">Dommeren erklærte forhandlingene for avsluttet og saken tatt opp til doms. <field:fieldmark-start text:name="Bookmark21" field:type="vnd.oasis.opendocument.field.UNHANDLED"><field:param field:name="vnd.oasis.opendocument.field.code" field:value=""/></field:fieldmark-start><field:fieldmark-end/></text:p>
      <text:p text:style-name="P6"/>
      <text:p text:style-name="P6">Rettsmøtet varte fra kl. 09.00 <field:fieldmark-start text:name="Bookmark22" field:type="vnd.oasis.opendocument.field.UNHANDLED"><field:param field:name="vnd.oasis.opendocument.field.code" field:value=""/></field:fieldmark-start><field:fieldmark-end/><text:s/>til kl. 14.50<field:fieldmark-start text:name="Bookmark23" field:type="vnd.oasis.opendocument.field.UNHANDLED"><field:param field:name="vnd.oasis.opendocument.field.code" field:value=""/></field:fieldmark-start><field:fieldmark-end/>.</text:p>
      <text:p text:style-name="P6"/>
      <text:p text:style-name="P6"/>
      <text:p text:style-name="P14">Retten hevet</text:p>
      <text:p text:style-name="P6"/>
      <text:p text:style-name="P6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BrødtekstAvg"><text:span text:style-name="T13"><text:user-defined style:data-style-name="N0" text:name="HFDommer2"> </text:user-defined></text:span></text:p>
          </table:table-cell>
          <table:table-cell table:style-name="Table6.A1" office:value-type="string">
            <text:p text:style-name="P1"><text:span text:style-name="T13"><text:user-defined style:data-style-name="N0" text:name="HFDommer1">Finn-Arne Schanche Selfors</text:user-defined></text:span></text:p>
          </table:table-cell>
          <table:table-cell table:style-name="Table6.A1" office:value-type="string">
            <text:p text:style-name="P2"><text:span text:style-name="T13"><text:user-defined style:data-style-name="N0" text:name="HFDommer3"> </text:user-defined></text:span></text:p>
          </table:table-cell>
        </table:table-row>
      </table:table>
      <text:p text:style-name="BrødtekstRettsbok"/>
      <text:p text:style-name="BrødtekstRettsbok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F" style:font-size-asian="11pt" style:language-asian="nb" style:country-asian="NO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Calibri" fo:font-size="12pt" fo:language="nb" fo:country="NO" style:letter-kerning="false" style:font-name-asian="F" style:font-size-asian="11pt" style:language-asian="nb" style:country-asian="NO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 fo:hyphenate="false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/>
      <style:text-properties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cm" loext:contextual-spacing="false" fo:line-height="150%" fo:text-align="center" style:justify-single-word="false" fo:keep-together="always" fo:keep-with-next="always"/>
      <style:text-properties fo:letter-spacing="0.176cm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top="1.058cm" fo:margin-bottom="0.423cm" loext:contextual-spacing="false" fo:line-height="200%" fo:text-align="center" style:justify-single-word="false" fo:keep-together="always"/>
      <style:text-properties fo:font-size="12pt" fo:font-style="normal" style:font-size-asian="12pt" style:font-style-asian="normal" style:font-size-complex="12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line-height="150%" fo:keep-with-next="always"/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 style:font-size-complex="14pt"/>
    </style:style>
    <style:style style:name="FørsteSideLinje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HilsenDommer" style:family="paragraph" style:default-outline-level="">
      <style:paragraph-properties fo:margin-top="0.635cm" fo:margin-bottom="0cm" loext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nn" fo:country="NO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keep-together="always" fo:padding-left="0cm" fo:padding-right="0cm" fo:padding-top="0.212cm" fo:padding-bottom="0cm" fo:border-left="none" fo:border-right="none" fo:border-top="0.51pt solid #000000" fo:border-bottom="none" fo:keep-with-next="always">
        <style:tab-stops>
          <style:tab-stop style:position="8.001cm" style:type="center"/>
          <style:tab-stop style:position="15.503cm" style:type="right"/>
        </style:tab-stops>
      </style:paragraph-properties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ToppEmbete" style:family="paragraph" style:next-style-name="Standard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oppDom" style:family="paragraph" style:parent-style-name="ToppEmbete" style:default-outline-level="">
      <style:text-properties fo:font-variant="normal" fo:text-transform="none" fo:font-size="24pt" fo:font-weight="normal" style:font-size-asian="24pt" style:font-weight-asian="normal" style:font-size-complex="24pt" style:font-weight-complex="normal"/>
    </style:style>
    <style:style style:name="ToppRettsbok" style:family="paragraph" style:parent-style-name="ToppDom" style:default-outline-level="">
      <style:paragraph-properties fo:margin-top="0cm" fo:margin-bottom="0.635cm" loext:contextual-spacing="false" fo:line-height="125%" fo:keep-together="always" fo:keep-with-next="always"/>
      <style:text-properties fo:font-size="20pt" fo:font-weight="bold" style:font-size-asian="20pt" style:font-weight-asian="bold" style:font-size-complex="20pt" style:font-weight-complex="bold"/>
    </style:style>
    <style:style style:name="SvartFelt" style:family="paragraph" style:auto-update="true" style:default-outline-level="">
      <style:paragraph-properties fo:margin-top="0.635cm" fo:margin-bottom="0cm" loext:contextual-spacing="false" fo:line-height="100%" fo:text-align="start" style:justify-single-word="false" fo:keep-together="always" fo:orphans="2" fo:widows="2" fo:padding="0cm" fo:border-left="none" fo:border-right="none" fo:border-top="none" fo:border-bottom="2.24pt solid #000000" style:writing-mode="lr-tb"/>
      <style:text-properties fo:text-transform="uppercase" style:font-name="Arial" fo:font-family="Arial" style:font-family-generic="roman" style:font-pitch="variable" fo:font-size="12pt" fo:font-weight="bold" fo:background-color="#000000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ellteks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FørstesideMot" style:family="paragraph" style:default-outline-level="">
      <style:paragraph-properties fo:margin-top="0.423cm" fo:margin-bottom="0.423cm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_20_l_20_u_20_t_20_n_20_i_20_n_20_g" style:display-name="s l u t n i n g" style:family="paragraph" style:default-outline-level="">
      <style:paragraph-properties fo:margin-top="0.212cm" fo:margin-bottom="0.212cm" loext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rødtekstRettsbok" style:family="paragraph" style:default-outline-level="">
      <style:paragraph-properties fo:margin-top="0cm" fo:margin-bottom="0cm" loext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RettenHevet" style:family="paragraph" style:parent-style-name="Standard" style:default-outline-level="">
      <style:paragraph-properties fo:line-height="120%" fo:text-align="center" style:justify-single-word="false"/>
    </style:style>
    <style:style style:name="BrødtekstAvg" style:family="paragraph" style:default-outline-level="">
      <style:paragraph-properties fo:margin-top="0cm" fo:margin-bottom="0cm" loext:contextual-spacing="false" fo:line-height="12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Overskrift_20_2_20_Tegn" style:display-name="Overskrift 2 Tegn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Overskrift_20_3_20_Tegn" style:display-name="Overskrift 3 Tegn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Overskrift_20_4_20_Tegn" style:display-name="Overskrift 4 Tegn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Overskrift_20_5_20_Tegn" style:display-name="Overskrift 5 Tegn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opptekst_20_Tegn" style:display-name="Topptekst Tegn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nntekst_20_Tegn" style:display-name="Bunntekst Tegn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rødtekst_20_Tegn" style:display-name="Brødtekst Tegn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oppEmbete">
      <style:paragraph-properties fo:margin-top="0cm" fo:margin-bottom="0.212cm" loext:contextual-spacing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2.501cm" fo:margin-left="3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><text:tab/>- <text:page-number text:select-page="current">5</text:page-number><text:s/>-<text:tab/><text:user-defined style:data-style-name="N0" text:name="SaksnummerLang">14-106945TVI-INFI</text:user-defined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Picture 2" text:anchor-type="as-char" svg:width="1.503cm" svg:height="2.604cm" draw:z-index="1"><draw:image xlink:href="../../../../../C:/dev/main/TemplatesLovisa/MalerFiresifret/riksvaapen_1d.tif" xlink:type="simple" xlink:show="embed" xlink:actuate="onLoad"/><svg:desc>riksvaapen_1d.tif</svg:desc></draw:frame><text:line-break/><text:line-break/><text:user-defined style:data-style-name="N0" text:name="Embete">Sis-Finnmárkku diggegoddi - Indre Finnmark tingrett</text:user-defined><text:line-break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437-RettsbokSivSak</dc:title>
    <meta:initial-creator>Thomas Bech Pettersen</meta:initial-creator>
    <dc:creator>Selfors, Finn Arne Schanche</dc:creator>
    <meta:editing-cycles>2</meta:editing-cycles>
    <meta:print-date>2015-02-11T14:06:00</meta:print-date>
    <meta:creation-date>2019-02-06T08:25:00</meta:creation-date>
    <dc:date>2019-02-06T08:25:00</dc:date>
    <meta:editing-duration>P0D</meta:editing-duration>
    <meta:generator>LibreOffice/6.4.6.2$Linux_X86_64 LibreOffice_project/40$Build-2</meta:generator>
    <meta:document-statistic meta:table-count="6" meta:image-count="1" meta:object-count="0" meta:page-count="5" meta:paragraph-count="84" meta:word-count="613" meta:character-count="4164" meta:non-whitespace-character-count="3674"/>
    <meta:user-defined meta:name="AppVersion">16.0000</meta:user-defined>
    <meta:user-defined meta:name="Company">Computas AS</meta:user-defined>
    <meta:user-defined meta:name="DocSecurity" meta:value-type="float">4</meta:user-defined>
    <meta:user-defined meta:name="DokOffentligHjemmel">  </meta:user-defined>
    <meta:user-defined meta:name="DokOffentlighet" meta:value-type="string"> </meta:user-defined>
    <meta:user-defined meta:name="Embete" meta:value-type="string">Sis-Finnmárkku diggegoddi - Indre Finnmark tingrett</meta:user-defined>
    <meta:user-defined meta:name="HFDommer1" meta:value-type="string">Finn-Arne Schanche Selfors</meta:user-defined>
    <meta:user-defined meta:name="HFDommer2" meta:value-type="string"> </meta:user-defined>
    <meta:user-defined meta:name="HFDommer3" meta:value-type="string"> </meta:user-defined>
    <meta:user-defined meta:name="HasSkjoennsmenn" meta:value-type="string">false</meta:user-defined>
    <meta:user-defined meta:name="HovedforhDommerTabell.navn" meta:value-type="string">Finn-Arne Schanche Selfors</meta:user-defined>
    <meta:user-defined meta:name="HovedforhDommerTabell.tittel" meta:value-type="string">Sorenskriver</meta:user-defined>
    <meta:user-defined meta:name="HyperlinksChanged" meta:value-type="boolean">false</meta:user-defined>
    <meta:user-defined meta:name="LinksUpToDate" meta:value-type="boolean">false</meta:user-defined>
    <meta:user-defined meta:name="MeddommerTabellUtenVara.Navn" meta:value-type="string"> </meta:user-defined>
    <meta:user-defined meta:name="Motpart" meta:value-type="string">Landbruks og Matdepartementet</meta:user-defined>
    <meta:user-defined meta:name="MotpartTabellSak2Kol.Advokat" meta:value-type="string">advokatfullmektig Mari Sund Morken</meta:user-defined>
    <meta:user-defined meta:name="MotpartTabellSak2Kol.Part" meta:value-type="string">Landbruks og Matdepartementet</meta:user-defined>
    <meta:user-defined meta:name="Part" meta:value-type="string">Aslak Isak Aslaksen Skum</meta:user-defined>
    <meta:user-defined meta:name="PartTabellSak2Kol.Advokat" meta:value-type="string">Advokat Per Arve Amundsenv/advokatfullmektig Nils Mikkelsen Utsi</meta:user-defined>
    <meta:user-defined meta:name="PartTabellSak2Kol.Part" meta:value-type="string">Mikkel Nils Mikkelsen Sara</meta:user-defined>
    <meta:user-defined meta:name="RettsbokSted" meta:value-type="string">Tana</meta:user-defined>
    <meta:user-defined meta:name="RettsmoeteDatoTid:time" meta:value-type="string">29. januar 2015 kl. 0900</meta:user-defined>
    <meta:user-defined meta:name="RettsmoeteSluttTidspunkt" meta:value-type="string">30.01.2015 14:45</meta:user-defined>
    <meta:user-defined meta:name="RettsmoeteStartTidspunkt" meta:value-type="string">29.01.2015 09:00</meta:user-defined>
    <meta:user-defined meta:name="RettsmoeteSted" meta:value-type="string">Diggelatnja 1/ Rettsal 1, Deanušaldi/Tanabru</meta:user-defined>
    <meta:user-defined meta:name="RettsmoeteType:lower" meta:value-type="string">hovedforhandling</meta:user-defined>
    <meta:user-defined meta:name="SakDommerNavn" meta:value-type="string">Finn-Arne Schanche Selfors</meta:user-defined>
    <meta:user-defined meta:name="SakDommerTittel" meta:value-type="string">Sorenskriver</meta:user-defined>
    <meta:user-defined meta:name="Saksnummer" meta:value-type="string">106945</meta:user-defined>
    <meta:user-defined meta:name="SaksnummerLang" meta:value-type="string">14-106945TVI-INFI</meta:user-defined>
    <meta:user-defined meta:name="SaksnummerListeFellesBehandling" meta:value-type="string">14-106945TVI-INFI14-121724TVI-INFI</meta:user-defined>
    <meta:user-defined meta:name="Saksomraade" meta:value-type="string">Reinmerke</meta:user-defined>
    <meta:user-defined meta:name="ScaleCrop" meta:value-type="boolean">false</meta:user-defined>
    <meta:user-defined meta:name="ShareDoc" meta:value-type="boolean">false</meta:user-defined>
    <meta:user-defined meta:name="SkjoennsmannsTabell.Navn" meta:value-type="string"> </meta:user-defined>
    <meta:template xlink:type="simple" xlink:actuate="onRequest" xlink:title="Normal.dotm" xlink:href=""/>
  </office:meta>
</office:document-meta>
</file>